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3408" officeooo:paragraph-rsid="00193408"/>
    </style:style>
    <style:style style:name="P2" style:family="paragraph" style:parent-style-name="Standard">
      <style:text-properties officeooo:rsid="001a54e9" officeooo:paragraph-rsid="001a54e9"/>
    </style:style>
    <style:style style:name="P3" style:family="paragraph" style:parent-style-name="Standard">
      <style:text-properties officeooo:rsid="001cc328" officeooo:paragraph-rsid="001cc328"/>
    </style:style>
    <style:style style:name="P4" style:family="paragraph" style:parent-style-name="Standard">
      <style:text-properties officeooo:rsid="001e821b" officeooo:paragraph-rsid="001e821b"/>
    </style:style>
    <style:style style:name="P5" style:family="paragraph" style:parent-style-name="Standard">
      <style:text-properties officeooo:rsid="001f6f7f" officeooo:paragraph-rsid="001f6f7f"/>
    </style:style>
    <style:style style:name="P6" style:family="paragraph" style:parent-style-name="Standard">
      <style:text-properties officeooo:paragraph-rsid="00229693"/>
    </style:style>
    <style:style style:name="P7" style:family="paragraph" style:parent-style-name="Standard">
      <style:text-properties officeooo:rsid="00262214" officeooo:paragraph-rsid="00262214"/>
    </style:style>
    <style:style style:name="P8" style:family="paragraph" style:parent-style-name="Standard">
      <style:text-properties officeooo:rsid="002e303d" officeooo:paragraph-rsid="002e303d"/>
    </style:style>
    <style:style style:name="P9" style:family="paragraph" style:parent-style-name="Standard">
      <style:text-properties officeooo:rsid="003392a3" officeooo:paragraph-rsid="003392a3"/>
    </style:style>
    <style:style style:name="P10" style:family="paragraph" style:parent-style-name="Standard">
      <style:text-properties officeooo:rsid="0035624c" officeooo:paragraph-rsid="0035624c"/>
    </style:style>
    <style:style style:name="P11" style:family="paragraph" style:parent-style-name="Standard">
      <style:text-properties officeooo:paragraph-rsid="0034f902"/>
    </style:style>
    <style:style style:name="P12" style:family="paragraph" style:parent-style-name="Standard">
      <style:text-properties officeooo:paragraph-rsid="00358230"/>
    </style:style>
    <style:style style:name="P13" style:family="paragraph" style:parent-style-name="Standard">
      <style:text-properties officeooo:rsid="0039be6b" officeooo:paragraph-rsid="0039be6b"/>
    </style:style>
    <style:style style:name="P14" style:family="paragraph" style:parent-style-name="Standard">
      <style:text-properties officeooo:rsid="002c3fac" officeooo:paragraph-rsid="002c3fac"/>
    </style:style>
    <style:style style:name="P15" style:family="paragraph" style:parent-style-name="Standard">
      <style:text-properties officeooo:rsid="004520ab" officeooo:paragraph-rsid="004520ab"/>
    </style:style>
    <style:style style:name="P16" style:family="paragraph" style:parent-style-name="Text_20_body">
      <style:text-properties officeooo:paragraph-rsid="00229693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Preformatted_20_Text">
      <style:text-properties style:font-name="courier new" officeooo:rsid="0039be6b" officeooo:paragraph-rsid="0039be6b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courier new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rsid="004520ab" officeooo:paragraph-rsid="004520ab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courier new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courier new" officeooo:rsid="004520ab" officeooo:paragraph-rsid="004520ab"/>
    </style:style>
    <style:style style:name="P24" style:family="paragraph" style:parent-style-name="Standard">
      <style:text-properties officeooo:rsid="0039be6b" officeooo:paragraph-rsid="0039be6b"/>
    </style:style>
    <style:style style:name="P2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6" style:family="paragraph" style:parent-style-name="Standard">
      <style:text-properties fo:color="#d4d4d4" style:font-name="Droid Sans Mono" fo:font-size="10.5pt" fo:font-weight="normal" officeooo:rsid="0039be6b" officeooo:paragraph-rsid="0039be6b" fo:background-color="#1e1e1e"/>
    </style:style>
    <style:style style:name="P27" style:family="paragraph" style:parent-style-name="Standard">
      <style:text-properties fo:color="#d4d4d4" style:font-name="Droid Sans Mono" fo:font-size="10.5pt" fo:font-weight="normal" officeooo:paragraph-rsid="0039be6b" fo:background-color="#1e1e1e"/>
    </style:style>
    <style:style style:name="P28" style:family="paragraph" style:parent-style-name="Standard">
      <style:paragraph-properties style:line-height-at-least="0.503cm"/>
      <style:text-properties fo:color="#d4d4d4" fo:background-color="#1e1e1e"/>
    </style:style>
    <style:style style:name="P29" style:family="paragraph" style:parent-style-name="Standard">
      <style:paragraph-properties style:line-height-at-least="0.503cm"/>
      <style:text-properties fo:color="#d4d4d4" officeooo:paragraph-rsid="004c2971" fo:background-color="#1e1e1e"/>
    </style:style>
    <style:style style:name="P3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1" style:family="paragraph" style:parent-style-name="Standard">
      <style:text-properties fo:color="#6a9955" style:font-name="Droid Sans Mono" fo:font-size="10.5pt" fo:font-weight="normal" officeooo:rsid="0039be6b" officeooo:paragraph-rsid="0039be6b" fo:background-color="#1e1e1e"/>
    </style:style>
    <style:style style:name="T1" style:family="text">
      <style:text-properties officeooo:rsid="001a54e9"/>
    </style:style>
    <style:style style:name="T2" style:family="text">
      <style:text-properties officeooo:rsid="001e821b"/>
    </style:style>
    <style:style style:name="T3" style:family="text">
      <style:text-properties officeooo:rsid="00229693"/>
    </style:style>
    <style:style style:name="T4" style:family="text">
      <style:text-properties officeooo:rsid="0034f902"/>
    </style:style>
    <style:style style:name="T5" style:family="text">
      <style:text-properties officeooo:rsid="00358230"/>
    </style:style>
    <style:style style:name="T6" style:family="text">
      <style:text-properties officeooo:rsid="003d296d"/>
    </style:style>
    <style:style style:name="T7" style:family="text">
      <style:text-properties style:font-name="courier new"/>
    </style:style>
    <style:style style:name="T8" style:family="text">
      <style:text-properties style:font-name-asian="courier new"/>
    </style:style>
    <style:style style:name="T9" style:family="text">
      <style:text-properties fo:color="#4ec9b0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size="10.5pt" fo:font-weight="normal" officeooo:rsid="004c2971"/>
    </style:style>
    <style:style style:name="T12" style:family="text">
      <style:text-properties fo:color="#569cd6"/>
    </style:style>
    <style:style style:name="T13" style:family="text">
      <style:text-properties fo:color="#569cd6" style:font-name="Droid Sans Mono" fo:font-size="10.5pt" fo:font-weight="normal"/>
    </style:style>
    <style:style style:name="T14" style:family="text">
      <style:text-properties fo:color="#9cdcfe"/>
    </style:style>
    <style:style style:name="T15" style:family="text">
      <style:text-properties fo:color="#9cdcfe" style:font-name="Droid Sans Mono" fo:font-size="10.5pt" fo:font-weight="normal"/>
    </style:style>
    <style:style style:name="T16" style:family="text">
      <style:text-properties fo:color="#6a9955"/>
    </style:style>
    <style:style style:name="T17" style:family="text">
      <style:text-properties fo:color="#6a9955" style:font-name="Droid Sans Mono" fo:font-size="10.5pt" fo:font-weight="normal"/>
    </style:style>
    <style:style style:name="T18" style:family="text">
      <style:text-properties fo:color="#6a9955" style:font-name="Droid Sans Mono" fo:font-size="10.5pt" fo:font-weight="normal" officeooo:rsid="004c2971"/>
    </style:style>
    <style:style style:name="T19" style:family="text">
      <style:text-properties fo:color="#6a9955" style:font-name-asian="Droid Sans Mono" style:font-size-asian="10.5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search?q=provision&amp;type=Repositories" text:style-name="Internet_20_link" text:visited-style-name="Visited_20_Internet_20_Link">https://github.com/search?q=provision&amp;type=Repositories</text:a></text:p>
      <text:p text:style-name="Standard"/>
      <text:p text:style-name="Standard"><text:a xlink:type="simple" xlink:href="http://club.gizwits.com/forum.php?mod=viewthread&amp;tid=4955" text:style-name="Internet_20_link" text:visited-style-name="Visited_20_Internet_20_Link">http://club.gizwits.com/forum.php?mod=viewthread&amp;tid=4955</text:a></text:p>
      <text:p text:style-name="Standard"><text:a xlink:type="simple" xlink:href="https://code.aliyun.com/edward.yangx/public-docs/wikis/user-guide/linkkit/Best_Practice/Softap_on_Linux#运行demo程序完成设备热点配网" text:style-name="Internet_20_link" text:visited-style-name="Visited_20_Internet_20_Link">https://code.aliyun.com/edward.yangx/public-docs/wikis/user-guide/linkkit/Best_Practice/Softap_on_Linux#%E8%BF%90%E8%A1%8Cdemo%E7%A8%8B%E5%BA%8F%E5%AE%8C%E6%88%90%E8%AE%BE%E5%A4%87%E7%83%AD%E7%82%B9%E9%85%8D%E7%BD%91</text:a></text:p>
      <text:p text:style-name="Standard"/>
      <text:p text:style-name="Standard"><text:a xlink:type="simple" xlink:href="https://gitee.com/openharmony/docs/blob/master/readme/安全子系统README.md" text:style-name="Internet_20_link" text:visited-style-name="Visited_20_Internet_20_Link">https://gitee.com/openharmony/docs/blob/master/readme/%E5%AE%89%E5%85%A8%E5%AD%90%E7%B3%BB%E7%BB%9FREADME.md</text:a></text:p>
      <text:p text:style-name="Standard">https://gitee.com/openharmony/docs/blob/master/api/api-LinkIoT/Wifiservice.md</text:p>
      <text:p text:style-name="Standard"/>
      <text:p text:style-name="Standard">问题分解：</text:p>
      <text:p text:style-name="P1">1. 设备怎样进入AP模式？</text:p>
      <text:p text:style-name="P1">2. 设备怎样开启TCP Server?</text:p>
      <text:p text:style-name="P1">3. 手机怎样连接热点？</text:p>
      <text:p text:style-name="P5">4. 手机怎样获取路由器账号密码？</text:p>
      <text:p text:style-name="P1">4. 手机怎样作为TCP Client去连接 TCP Server进行数据交互？<text:span text:style-name="T1">(最重要的是获取wifi账号和密码)</text:span></text:p>
      <text:p text:style-name="P2">5. 设备得到wifi账号和密码的情况下，怎样去连接相应wifi？</text:p>
      <text:p text:style-name="P2"/>
      <text:p text:style-name="P2">步骤：</text:p>
      <text:p text:style-name="P3">1. <text:s/>设备开启AP（应约定ssid和密码）</text:p>
      <text:p text:style-name="P3">2. 手机连接设备（app可以提示用户）</text:p>
      <text:p text:style-name="P4">3. 局域网中设备和手机的ip地址</text:p>
      <text:p text:style-name="P3"><text:span text:style-name="T2">4</text:span>. 设备和手机之间进行通信</text:p>
      <text:p text:style-name="P3"><text:span text:style-name="T2">5</text:span>. 设备获得SSID和密码</text:p>
      <text:p text:style-name="P3"><text:span text:style-name="T2">6</text:span>. 设备切回sta模式，连接路由器</text:p>
      <text:p text:style-name="P6"><text:span text:style-name="T3">7. 设备发送TOKEN，注册到服务端，登录MQTT服务器。</text:span>手机切回家里面的WIFI（手动或自动），根据TOKEN，去服务端查找设备。<text:span text:style-name="T3">服务器返回智能设备的信息给手机APP，去完成设备配网。</text:span></text:p>
      <text:p text:style-name="P6"/>
      <text:p text:style-name="P14"/>
      <text:p text:style-name="P6"/>
      <text:p text:style-name="P6"><text:a xlink:type="simple" xlink:href="https://blog.csdn.net/jinmie0193/article/details/78951055" text:style-name="Internet_20_link" text:visited-style-name="Visited_20_Internet_20_Link">https://blog.csdn.net/jinmie0193/article/details/78951055</text:a></text:p>
      <text:p text:style-name="P6"><text:a xlink:type="simple" xlink:href="https://blog.csdn.net/InnovationAD/article/details/79734959" text:style-name="Internet_20_link" text:visited-style-name="Visited_20_Internet_20_Link">https://blog.csdn.net/InnovationAD/article/details/79734959</text:a></text:p>
      <text:p text:style-name="P16">以管理员权限开启cmd</text:p>
      <text:p text:style-name="P17">检查设备 : 在命令行窗口中输入netsh wlan show drivers, 若出现 Hosted network supported  :  Yes，则可以作为AP</text:p>
      <text:p text:style-name="P17">添加虚拟网卡，设置SSID和密码 : netsh wlan set hostednetwork mode=allow ssid=Hotspotname key=password</text:p>
      <text:p text:style-name="P17">启动AP : netsh wlan start hostednetwork</text:p>
      <text:p text:style-name="P17">关闭AP : netsh wlan stop hostednetwork</text:p>
      <text:p text:style-name="P17">查看AP : netsh wlan show hostednetwork</text:p>
      <text:p text:style-name="P6"/>
      <text:p text:style-name="P7">hostapd</text:p>
      <text:p text:style-name="P8">PKI</text:p>
      <text:p text:style-name="P8">DH</text:p>
      <text:p text:style-name="P9"><text:soft-page-break/>1. 可否像华为智慧生活那样将设备的名称和图片放到app中？</text:p>
      <text:p text:style-name="P9">2. 设备开启热点（流程图完善）</text:p>
      <text:p text:style-name="P11"><text:span text:style-name="T4">3. 前缀（</text:span>这里不同app获取到的配网前缀不同）</text:p>
      <text:p text:style-name="P10">4. 热点名称既得包含产品识别码还得包含特定前缀，及产品名称（方便用户选择特定wifi）</text:p>
      <text:p text:style-name="P12"><text:span text:style-name="T5">5. </text:span>从平台获取产品级配网rootca？</text:p>
      <text:p text:style-name="P12"/>
      <text:p text:style-name="P12">SendWifiProvisionInfo接口描述有误</text:p>
      <text:p text:style-name="P12">返回数据表格都有误</text:p>
      <text:p text:style-name="P12"/>
      <text:p text:style-name="P13">HAL</text:p>
      <text:p text:style-name="P13">API</text:p>
      <text:p text:style-name="P13">HTTP</text:p>
      <text:p text:style-name="P13">SDK</text:p>
      <text:p text:style-name="P13"/>
      <text:p text:style-name="P13"><text:span text:style-name="T6">http服務器</text:span>監聽端口設為.<text:span text:style-name="T6">0.0，就可以被其他電腦訪問</text:span></text:p>
      <text:p text:style-name="P13"/>
      <text:p text:style-name="P13">socket编程：</text:p>
      <text:p text:style-name="P13">服务器：</text:p>
      <text:p text:style-name="P15">socket</text:p>
      <text:p text:style-name="P15">bind</text:p>
      <text:p text:style-name="P15">void listen</text:p>
      <text:p text:style-name="P15">accept</text:p>
      <text:p text:style-name="P15">close</text:p>
      <text:p text:style-name="P13"/>
      <text:p text:style-name="P18">listenfd=socket(AF_INET, SOCK_STREAM,0)</text:p>
      <text:p text:style-name="P18"><text:tab/>/* <text:span text:style-name="T8">網路連線設定 </text:span>*/</text:p>
      <text:p text:style-name="Preformatted_20_Text"><text:s text:c="4"/><text:span text:style-name="T7">serv_addr.sin_family = AF_INET;</text:span></text:p>
      <text:p text:style-name="Preformatted_20_Text"><text:s text:c="4"/><text:span text:style-name="T7">/* </text:span><text:span text:style-name="T8">使用任何在本機的對外 </text:span><text:span text:style-name="T7">IP */</text:span></text:p>
      <text:p text:style-name="Preformatted_20_Text"><text:s text:c="4"/><text:span text:style-name="T7">serv_addr.sin_addr.s_addr = htonl(INADDR_ANY);</text:span></text:p>
      <text:p text:style-name="Preformatted_20_Text"><text:s text:c="4"/><text:span text:style-name="T7">/* </text:span><text:span text:style-name="T8">使用 </text:span><text:span text:style-name="T7">80 Port */</text:span></text:p>
      <text:p text:style-name="Preformatted_20_Text"><text:s text:c="4"/><text:span text:style-name="T7">serv_addr.sin_port = htons(80);</text:span></text:p>
      <text:p text:style-name="Preformatted_20_Text"><text:s text:c="4"/><text:span text:style-name="T7">/* </text:span><text:span text:style-name="T8">開啟網路監聽器 </text:span><text:span text:style-name="T7">*/</text:span></text:p>
      <text:p text:style-name="Preformatted_20_Text"><text:s text:c="4"/><text:span text:style-name="T7">if (bind(listenfd, (struct sockaddr *)&amp;serv_addr,sizeof(serv_addr))&lt;0)</text:span></text:p>
      <text:p text:style-name="Preformatted_20_Text"><text:s text:c="8"/><text:span text:style-name="T7">exit(3);</text:span></text:p>
      <text:p text:style-name="Preformatted_20_Text"><text:s text:c="4"/><text:span text:style-name="T7">/* </text:span><text:span text:style-name="T8">開始監聽網路 </text:span><text:span text:style-name="T7">*/</text:span></text:p>
      <text:p text:style-name="Preformatted_20_Text"><text:s text:c="4"/><text:span text:style-name="T7">if (listen(listenfd,64)&lt;0)</text:span></text:p>
      <text:p text:style-name="P19"><text:s text:c="8"/><text:span text:style-name="T7">exit(3);</text:span></text:p>
      <text:p text:style-name="P20">socketfd = accept(listenfd, (struct sockaddr *)&amp;cli_addr, &amp;length)</text:p>
      <text:p text:style-name="P20"><text:s text:c="16"/>close(listenfd);</text:p>
      <text:p text:style-name="P19"><text:s text:c="16"/><text:span text:style-name="T7">handle_socket(socketfd);</text:span></text:p>
      <text:p text:style-name="P23">客户端</text:p>
      <text:p text:style-name="P23">socket</text:p>
      <text:p text:style-name="P23">connect</text:p>
      <text:p text:style-name="P21"><text:a xlink:type="simple" xlink:href="https://fred-zone.blogspot.com/2007/09/http-web-server.html" text:style-name="Internet_20_link" text:visited-style-name="Visited_20_Internet_20_Link"><text:span text:style-name="T7">https://fred-zone.blogspot.com/2007/09/http-web-server.html</text:span></text:a></text:p>
      <text:p text:style-name="P23">https://blog.csdn.net/jcjc918/article/details/42129311</text:p>
      <text:p text:style-name="P18"/>
      <text:p text:style-name="P13"><text:soft-page-break/>server代码:</text:p>
      <text:p text:style-name="P13"/>
      <text:p text:style-name="P26"><text:span text:style-name="T9">dip_http_server_t</text:span> *</text:p>
      <text:p text:style-name="P25"><text:span text:style-name="T10">dip_http_server_init</text:span>(<text:span text:style-name="T12">const</text:span> <text:span text:style-name="T12">char</text:span> *<text:span text:style-name="T14">crt_buffer</text:span>, <text:span text:style-name="T9">uint16_t</text:span> <text:span text:style-name="T14">crt_key_len</text:span>, <text:span text:style-name="T9">uint32_t</text:span> <text:span text:style-name="T14">req_timeout_sec</text:span>);</text:p>
      <text:p text:style-name="P25"/>
      <text:p text:style-name="P25"/>
      <text:p text:style-name="P30">/**</text:p>
      <text:p text:style-name="P28"><text:span text:style-name="T17">* </text:span><text:span text:style-name="T13">@brief</text:span><text:span text:style-name="T17"> server</text:span><text:span text:style-name="T19">的搭建</text:span></text:p>
      <text:p text:style-name="P28"><text:span text:style-name="T17">* </text:span><text:span text:style-name="T13">@param</text:span><text:span text:style-name="T17"> </text:span><text:span text:style-name="T15">server</text:span><text:span text:style-name="T17"> dip_http_server_init</text:span><text:span text:style-name="T19">获取</text:span></text:p>
      <text:p text:style-name="P28"><text:span text:style-name="T17">* </text:span><text:span text:style-name="T13">@param</text:span><text:span text:style-name="T17"> </text:span><text:span text:style-name="T15">serv_sock</text:span><text:span text:style-name="T17"> server</text:span><text:span text:style-name="T19">所使用的</text:span><text:span text:style-name="T17">socket</text:span></text:p>
      <text:p text:style-name="P25"><text:span text:style-name="T16">* </text:span><text:span text:style-name="T12">@return</text:span><text:span text:style-name="T16"> handle</text:span></text:p>
      <text:p text:style-name="P30">*/</text:p>
      <text:p text:style-name="P25"><text:span text:style-name="T12">void</text:span> <text:span text:style-name="T12">*</text:span><text:span text:style-name="T10">dip_http_server_do</text:span>(<text:span text:style-name="T9">dip_http_server_t</text:span> <text:span text:style-name="T12">*</text:span><text:span text:style-name="T14">server</text:span>, <text:span text:style-name="T12">int</text:span> <text:span text:style-name="T12">*</text:span><text:span text:style-name="T14">serv_sock</text:span>);</text:p>
      <text:p text:style-name="P25"/>
      <text:p text:style-name="P13"/>
      <text:p text:style-name="P31">/**</text:p>
      <text:p text:style-name="P29"><text:span text:style-name="T17">* </text:span><text:span text:style-name="T13">@brief</text:span><text:span text:style-name="T17"> server</text:span><text:span text:style-name="T19">接收</text:span><text:span text:style-name="T17">http-request,</text:span><text:span text:style-name="T18">该函数中用到了 </text:span><text:span text:style-name="T11">dip_parse_http_request</text:span></text:p>
      <text:p text:style-name="P28"><text:span text:style-name="T17">* </text:span><text:span text:style-name="T13">@param</text:span><text:span text:style-name="T17"> </text:span><text:span text:style-name="T15">server</text:span><text:span text:style-name="T17"> dip_http_server_init</text:span><text:span text:style-name="T19">获取</text:span></text:p>
      <text:p text:style-name="P28"><text:span text:style-name="T17">* </text:span><text:span text:style-name="T13">@param</text:span><text:span text:style-name="T17"> </text:span><text:span text:style-name="T15">handle</text:span><text:span text:style-name="T17"> server</text:span><text:span text:style-name="T19">所使用的</text:span><text:span text:style-name="T17">handle</text:span></text:p>
      <text:p text:style-name="P28"><text:span text:style-name="T17">* </text:span><text:span text:style-name="T13">@param</text:span><text:span text:style-name="T17"> </text:span><text:span text:style-name="T15">sockfd</text:span><text:span text:style-name="T17"> server</text:span><text:span text:style-name="T19">所使用的</text:span><text:span text:style-name="T17">socket</text:span></text:p>
      <text:p text:style-name="P25"><text:span text:style-name="T16">* </text:span><text:span text:style-name="T12">@return</text:span><text:span text:style-name="T16"> handle</text:span></text:p>
      <text:p text:style-name="P30">*/</text:p>
      <text:p text:style-name="P25"><text:span text:style-name="T9">dip_http_request_t</text:span> <text:span text:style-name="T12">*</text:span><text:span text:style-name="T10">dip_http_server_receive</text:span>(<text:span text:style-name="T9">dip_http_server_t</text:span> <text:span text:style-name="T12">*</text:span><text:span text:style-name="T14">server</text:span>, <text:span text:style-name="T12">void</text:span> <text:span text:style-name="T12">*</text:span><text:span text:style-name="T14">handle</text:span>, <text:span text:style-name="T12">int</text:span> <text:span text:style-name="T14">sockfd</text:span>);</text:p>
      <text:p text:style-name="P27"/>
      <text:p text:style-name="P13"/>
      <text:p text:style-name="P13"/>
      <text:p text:style-name="P31">/**</text:p>
      <text:p text:style-name="P28"><text:span text:style-name="T17">* </text:span><text:span text:style-name="T13">@brief</text:span><text:span text:style-name="T17"> </text:span><text:span text:style-name="T19">创建</text:span><text:span text:style-name="T17">http-response</text:span></text:p>
      <text:p text:style-name="P28"><text:span text:style-name="T17">* </text:span><text:span text:style-name="T13">@param</text:span><text:span text:style-name="T17"> </text:span><text:span text:style-name="T15">body</text:span><text:span text:style-name="T17"> http</text:span><text:span text:style-name="T19">请求的</text:span><text:span text:style-name="T17">body</text:span></text:p>
      <text:p text:style-name="P28"><text:span text:style-name="T17">* </text:span><text:span text:style-name="T13">@param</text:span><text:span text:style-name="T17"> </text:span><text:span text:style-name="T15">header_size</text:span><text:span text:style-name="T17"> header</text:span><text:span text:style-name="T19">的最大字节数</text:span></text:p>
      <text:p text:style-name="P28"><text:span text:style-name="T17">* </text:span><text:span text:style-name="T13">@param</text:span><text:span text:style-name="T17"> </text:span><text:span text:style-name="T15">status</text:span><text:span text:style-name="T17"> response</text:span><text:span text:style-name="T19">的状态码</text:span></text:p>
      <text:p text:style-name="P28"><text:span text:style-name="T17">* </text:span><text:span text:style-name="T13">@param</text:span><text:span text:style-name="T17"> </text:span><text:span text:style-name="T15">status_code</text:span><text:span text:style-name="T17"> response</text:span><text:span text:style-name="T19">的状态码</text:span></text:p>
      <text:p text:style-name="P28"><text:span text:style-name="T17">* </text:span><text:span text:style-name="T13">@param</text:span><text:span text:style-name="T17"> </text:span><text:span text:style-name="T15">proto</text:span><text:span text:style-name="T17"> http</text:span><text:span text:style-name="T19">所使用的协议</text:span></text:p>
      <text:p text:style-name="P28"><text:span text:style-name="T17">* </text:span><text:span text:style-name="T13">@param</text:span><text:span text:style-name="T17"> </text:span><text:span text:style-name="T15">content_length</text:span><text:span text:style-name="T17"> response</text:span><text:span text:style-name="T19">中的内容长度</text:span></text:p>
      <text:p text:style-name="P25"><text:span text:style-name="T16">* </text:span><text:span text:style-name="T12">@return</text:span><text:span text:style-name="T16"> http-response</text:span></text:p>
      <text:p text:style-name="P30">*/</text:p>
      <text:p text:style-name="P25"><text:span text:style-name="T9">dip_http_response_t</text:span> <text:span text:style-name="T12">*</text:span><text:span text:style-name="T10">dip_http_new_response</text:span>(<text:span text:style-name="T12">const</text:span> <text:span text:style-name="T12">char</text:span> <text:span text:style-name="T12">*</text:span><text:span text:style-name="T14">body</text:span>, <text:span text:style-name="T9">uint32_t</text:span> <text:span text:style-name="T14">header_size</text:span>, <text:span text:style-name="T12">const</text:span> <text:span text:style-name="T12">char</text:span> <text:span text:style-name="T12">*</text:span><text:span text:style-name="T14">status</text:span>, <text:span text:style-name="T9">uint32_t</text:span> <text:span text:style-name="T14">status_code</text:span>, <text:span text:style-name="T12">const</text:span> <text:span text:style-name="T12">char</text:span> <text:span text:style-name="T12">*</text:span><text:span text:style-name="T14">proto</text:span>, <text:span text:style-name="T9">uint32_t</text:span> <text:span text:style-name="T14">content_length</text:span>);</text:p>
      <text:p text:style-name="P25"/>
      <text:p text:style-name="P30">/**</text:p>
      <text:p text:style-name="P28"><text:span text:style-name="T17">* </text:span><text:span text:style-name="T13">@brief</text:span><text:span text:style-name="T17"> server</text:span><text:span text:style-name="T19">发送</text:span><text:span text:style-name="T17">http-response</text:span></text:p>
      <text:p text:style-name="P28"><text:span text:style-name="T17">* </text:span><text:span text:style-name="T13">@param</text:span><text:span text:style-name="T17"> </text:span><text:span text:style-name="T15">server</text:span><text:span text:style-name="T17"> dip_http_server_init</text:span><text:span text:style-name="T19">获取</text:span></text:p>
      <text:p text:style-name="P28"><text:span text:style-name="T17">* </text:span><text:span text:style-name="T13">@param</text:span><text:span text:style-name="T17"> </text:span><text:span text:style-name="T15">handle</text:span><text:span text:style-name="T17"> server</text:span><text:span text:style-name="T19">所使用的</text:span><text:span text:style-name="T17">handle</text:span></text:p>
      <text:p text:style-name="P28"><text:span text:style-name="T17">* </text:span><text:span text:style-name="T13">@param</text:span><text:span text:style-name="T17"> </text:span><text:span text:style-name="T15">sockfd</text:span><text:span text:style-name="T17"> server</text:span><text:span text:style-name="T19">所使用的</text:span><text:span text:style-name="T17">socket</text:span></text:p>
      <text:p text:style-name="P28"><text:span text:style-name="T17">* </text:span><text:span text:style-name="T13">@param</text:span><text:span text:style-name="T17"> </text:span><text:span text:style-name="T15">resp</text:span><text:span text:style-name="T17"> server</text:span><text:span text:style-name="T19">将要发送的</text:span><text:span text:style-name="T17">resopnse</text:span></text:p>
      <text:p text:style-name="P25"><text:span text:style-name="T16">* </text:span><text:span text:style-name="T12">@return</text:span><text:span text:style-name="T16"> NULL</text:span></text:p>
      <text:p text:style-name="P30">*/</text:p>
      <text:p text:style-name="P25"><text:span text:style-name="T12">void</text:span> <text:span text:style-name="T12">*</text:span><text:span text:style-name="T10">dip_http_server_send</text:span>(<text:span text:style-name="T9">dip_http_server_t</text:span> <text:span text:style-name="T12">*</text:span><text:span text:style-name="T14">server</text:span>, <text:span text:style-name="T12">void</text:span> <text:span text:style-name="T12">*</text:span><text:span text:style-name="T14">handle</text:span>, <text:span text:style-name="T12">int</text:span> <text:span text:style-name="T14">sockfd</text:span>, <text:span text:style-name="T9">dip_http_response_t</text:span> <text:span text:style-name="T12">*</text:span><text:span text:style-name="T14">resp</text:span>);</text:p>
      <text:p text:style-name="P25"><text:soft-page-break/></text:p>
      <text:p text:style-name="P13"/>
      <text:p text:style-name="P13"/>
      <text:p text:style-name="P26"><text:span text:style-name="T10">dip_http_server_free</text:span>(<text:span text:style-name="T9">dip_http_server_t</text:span> <text:span text:style-name="T12">*</text:span><text:span text:style-name="T14">server</text:span>)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1:23:55.148702628</meta:creation-date>
    <dc:date>2020-09-22T18:34:35.659101653</dc:date>
    <meta:editing-duration>PT16H30M1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845" meta:character-count="3525" meta:non-whitespace-character-count="3246"/>
  </office:meta>
</office:document-meta>
</file>